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0000" draw:fill-color="#ffcc99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000000" fo:font-size="22pt" fo:text-shadow="1pt 1pt" fo:font-weight="bold" style:font-size-asian="22pt" style:font-weight-asian="bold" style:font-size-complex="22pt" style:font-weight-complex="bold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8.8cm" svg:height="5.4cm" svg:x="11.4cm" svg:y="1cm">
          <text:p text:style-name="P1"><text:span text:style-name="T1">Login</text:span></text:p>
          <text:p text:style-name="P1"><text:span text:style-name="T2">* choix du pseudo,</text:span></text:p>
          <text:p text:style-name="P1"><text:span text:style-name="T3">* choix des contrôles,</text:span></text:p>
          <text:p text:style-name="P1"><text:span text:style-name="T3">* choix de désactivation des sons,</text:span></text:p>
          <text:p text:style-name="P1"><text:span text:style-name="T3">* choix du mode de jeu (et oculus VR),</text:span></text:p>
          <text:p text:style-name="P1"><text:span text:style-name="T2">* lancement du loading en tache de fond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8.8cm" svg:height="4.4cm" svg:x="11.4cm" svg:y="8.3cm">
          <text:p text:style-name="P1"><text:span text:style-name="T1">Loader</text:span></text:p>
          <text:p text:style-name="P1"><text:span text:style-name="T2">* chargement des images, des sons, de la musique et des meshes,</text:span></text:p>
          <text:p text:style-name="P1"><text:span text:style-name="T2">* chargement des </text:span><text:span text:style-name="T2">données des .babylon,</text:span></text:p>
          <text:p text:style-name="P1"><text:span text:style-name="T2">* création des éléments Babylon communs et permanents : engine, light et skybox,</text:span></text:p>
          <text:p text:style-name="P1"><text:span text:style-name="T2">* création de la map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8.8cm" svg:height="15.6cm" svg:x="11.4cm" svg:y="20.8cm">
          <text:p text:style-name="P1"><text:span text:style-name="T1">GAME SCENE</text:span></text:p>
          <text:p text:style-name="P1"><text:span text:style-name="T1"/></text:p>
          <text:p text:style-name="P1"><text:span text:style-name="T2">* arène 3D,</text:span></text:p>
          <text:p text:style-name="P1"><text:span text:style-name="T2">* monde persistant,</text:span></text:p>
          <text:p text:style-name="P1"><text:span text:style-name="T2">* une caméra FPS par joueur.</text:span></text:p>
          <text:p text:style-name="P1"><text:span text:style-name="T2"/></text:p>
          <text:p text:style-name="P1"><text:span text:style-name="T2">* run loop :</text:span></text:p>
          <text:p text:style-name="P1"><text:span text:style-name="T2">* déplacement du personnage « client » </text:span><text:span text:style-name="T2">au clavier (envois d'infos au serveur),</text:span></text:p>
          <text:p text:style-name="P1"><text:span text:style-name="T2">* rotation de la caméra du personnage « client » à la souris,</text:span></text:p>
          <text:p text:style-name="P1"><text:span text:style-name="T2">* check des collisions du personnage « client »,</text:span></text:p>
          <text:p text:style-name="P1"><text:span text:style-name="T2">* check des tirs du personnage « client »</text:span><text:span text:style-name="T2"> (envois d'infos au serveur),</text:span></text:p>
          <text:p text:style-name="P1"><text:span text:style-name="T2">* check de la contrainte du personnage « client »,</text:span></text:p>
          <text:p text:style-name="P1"><text:span text:style-name="T2">* check de la vie restante du personnage « client »,</text:span></text:p>
          <text:p text:style-name="P1"><text:span text:style-name="T2">* check du nombre de frags du personnage « client » (envois d'infos au serveur si &gt;= max),</text:span></text:p>
          <text:p text:style-name="P1"><text:span text:style-name="T2">* respawn et reset (nouvelle contrainte &amp; max pv) si le personnage « client » est</text:span><text:span text:style-name="T2"> mort,</text:span></text:p>
          <text:p text:style-name="P1"><text:span text:style-name="T3">* check de la position y du joueur et mort si &lt; min,</text:span></text:p>
          <text:p text:style-name="P1"><text:span text:style-name="T2"/></text:p>
          <text:p text:style-name="P1"><text:span text:style-name="T2">* orientation et animation des ghosts en fonction des infos serveur,</text:span></text:p>
          <text:p text:style-name="P1"><text:span text:style-name="T2">* déplacement des ghosts en fonction des infos serveur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8.8cm" svg:height="4.4cm" svg:x="11.4cm" svg:y="43.6cm">
          <text:p text:style-name="P1"><text:span text:style-name="T1">Leaderboard</text:span></text:p>
          <text:p text:style-name="P1"><text:span text:style-name="T2">* envoi et réception des infos (pseudo, kills, deaths) de chaque joueur au serveur,</text:span></text:p>
          <text:p text:style-name="P1"><text:span text:style-name="T2">* tableau des scores triés pour chaque joueur : kills – deaths,</text:span></text:p>
          <text:p text:style-name="P1"><text:span text:style-name="T2">* re-lancement automatique de la partie à la fin d'un timer = reset de la config ? Ou juste un io.connect() 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8.8cm" svg:height="4.4cm" svg:x="11.4cm" svg:y="14.6cm">
          <text:p text:style-name="P1"><text:span text:style-name="T1">Connexion Socket.io</text:span></text:p>
          <text:p text:style-name="P1"><text:span text:style-name="T2">* connexion aux websocket au server,</text:span></text:p>
          <text:p text:style-name="P1"><text:span text:style-name="T2">* récupération de la liste des joueurs,</text:span></text:p>
          <text:p text:style-name="P1"><text:span text:style-name="T2">* création du « player » (caméra fps + une contrainte random) et des « ghosts » des autres joueurs à des points de spawn random.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5.8cm" svg:y1="6.4cm" svg:x2="25.8cm" svg:y2="8.3cm" draw:start-shape="id1" draw:end-shape="id2" draw:end-glue-point="0" svg:d="m25800 6400v1900" svg:viewBox="0 0 1 1901">
          <text:p/>
        </draw:connector>
        <draw:connector draw:style-name="gr2" draw:text-style-name="P1" draw:layer="layout" svg:x1="25.8cm" svg:y1="12.7cm" svg:x2="25.8cm" svg:y2="14.6cm" draw:start-shape="id2" draw:start-glue-point="2" draw:end-shape="id3" svg:d="m25800 12700v1900" svg:viewBox="0 0 1 1901">
          <text:p/>
        </draw:connector>
        <draw:connector draw:style-name="gr2" draw:text-style-name="P1" draw:layer="layout" svg:x1="25.8cm" svg:y1="19cm" svg:x2="25.8cm" svg:y2="20.8cm" draw:start-shape="id3" draw:start-glue-point="2" draw:end-shape="id4" svg:d="m25800 19000v1800" svg:viewBox="0 0 1 1801">
          <text:p/>
        </draw:connector>
        <draw:custom-shape draw:style-name="gr3" draw:text-style-name="P3" xml:id="id5" draw:id="id5" draw:layer="layout" svg:width="12.1cm" svg:height="4.2cm" svg:x="19.8cm" svg:y="37.9cm">
          <text:p text:style-name="P3"><text:span text:style-name="T4">nb de frag pour un joueur &gt; max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25.8cm" svg:y1="36.4cm" svg:x2="25.85cm" svg:y2="37.9cm" draw:start-shape="id4" draw:start-glue-point="2" draw:end-shape="id5" svg:d="m25800 36400 50 1500" svg:viewBox="0 0 51 1501">
          <text:p/>
        </draw:connector>
        <draw:connector draw:style-name="gr2" draw:text-style-name="P1" draw:layer="layout" draw:type="line" svg:x1="25.85cm" svg:y1="42.1cm" svg:x2="25.8cm" svg:y2="43.6cm" draw:start-shape="id5" draw:start-glue-point="6" draw:end-shape="id6" svg:d="m25850 42100-50 1500" svg:viewBox="0 0 5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4T10:50:00.37</meta:creation-date>
    <dc:date>2014-04-14T19:04:40.68</dc:date>
    <meta:editing-duration>PT6H31M11S</meta:editing-duration>
    <meta:editing-cycles>28</meta:editing-cycles>
    <meta:generator>LibreOffice/4.0.4.2$Windows_x86 LibreOffice_project/9e9821abd0ffdbc09cd8c52eaa574fa09eb08f2</meta:generator>
    <meta:document-statistic meta:object-count="11"/>
  </office:meta>
</office:document-meta>
</file>